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母から聞いた話なんですけど、西の秘湯って
男湯より女湯の方が広いんですって。</text:p>
          </table:table-cell>
          <table:table-cell table:style-name="ce0"/>
          <table:table-cell table:style-name="ce0"/>
          <table:table-cell table:style-name="ce0" office:value-type="string">
            <text:p>I heard from Momma that the ladies' section in
the Secret Springs is more spacious than the mens'.</text:p>
          </table:table-cell>
          <table:table-cell table:number-columns-repeated="1020"/>
        </table:table-row>
        <table:table-row>
          <table:table-cell table:style-name="ce0" office:value-type="string">
            <text:p>つ、つまり、男湯にいっぱい客が入った場合、
生まれたままの姿の男たちは狭い浴槽の中で
必然的に体が触れ合い、</text:p>
          </table:table-cell>
          <table:table-cell table:style-name="ce0"/>
          <table:table-cell table:style-name="ce0"/>
          <table:table-cell table:style-name="ce0" office:value-type="string">
            <text:p>Th-That must mean that when it's busy, the men are
all rubbing up against each other in their birthday
suits...</text:p>
          </table:table-cell>
          <table:table-cell table:number-columns-repeated="1020"/>
        </table:table-row>
        <table:table-row>
          <table:table-cell table:style-name="ce0" office:value-type="string">
            <text:p>体内にうずく初めての感情に戸惑いながらも、
お互いの肉体に抱く禁断の劣情をををををお
おおおああぁぁぁっ！！！！</text:p>
          </table:table-cell>
          <table:table-cell table:style-name="ce0"/>
          <table:table-cell table:style-name="ce0"/>
          <table:table-cell table:style-name="ce0" office:value-type="string">
            <text:p>Dazed, their insides burning with passion, feeling
each other's warm embrace and forbidden lust,
theeeeyaaaaaaaaaaarrrghhh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2T11:02:25+01:00</meta:creation-date>
    <dc:date>2020-02-22T11:02:2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